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CodeBlock">
      <style:paragraph-properties fo:margin-left="0.3902in" fo:margin-right="0in" fo:text-indent="0in" style:auto-text-indent="false"/>
    </style:style>
    <style:style style:name="P6" style:family="paragraph" style:parent-style-name="Standard" style:list-style-name="L1"/>
    <style:style style:name="P7" style:family="paragraph" style:parent-style-name="Heading_20_2">
      <style:paragraph-properties fo:break-before="page"/>
    </style:style>
    <style:style style:name="P8" style:family="paragraph" style:parent-style-name="Heading_20_2">
      <style:paragraph-properties fo:break-before="colum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12</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h text:style-name="P7" text:outline-level="2">Attributes</text:h>
      <text:p text:style-name="Standard">The Be filesystem that Haiku uses allows files to have extended attributes. These attributes are <text:span text:style-name="Definition">metadata</text:span> – information about a file that is not part of the file's contents. Although a number of other operating systems feature this in their filesystems, none of them have pervasive use of them like Haiku does.</text:p>
      <text:p text:style-name="Standard"/>
      <text:p text:style-name="Standard">The flexibility that attributes provide is not necessarily obvious at the start. For example, MP3 files can have different attributes, such as artist, album, and so forth. No special tag-reading code is needed for MP3s processed this way. E-mails in Haiku are stored as individual files, so it is trivial to search, for example, for all e-mail from a person which was received after a certain date. Person files, which are used to store contact information, are actually zero-byte files which have all of their information stored in attributes. Some contact managers, such as Mr. Peeps!, have expanded the number of attributes dedicated to a person file and even made them store regular data.</text:p>
      <text:p text:style-name="Standard"/>
      <text:p text:style-name="Standard">The main C++ functions used to manipulate attributes are methods provided by the BNode class.</text:p>
      <text:p text:style-name="Standard"/>
      <text:p text:style-name="CodeBlock">status_t GetAttrInfo<text:span text:style-name="symbol0_5f_cpp">(</text:span><text:span text:style-name="keyword3_5f_cpp">const</text:span> <text:span text:style-name="keyword3_5f_cpp">char</text:span> <text:span text:style-name="symbol2_5f_cpp">*</text:span>name, attr_info <text:span text:style-name="symbol2_5f_cpp">*</text:span>info<text:span text:style-name="symbol0_5f_cpp">)</text:span> <text:span text:style-name="keyword3_5f_cpp">const</text:span><text:span text:style-name="symbol4_5f_cpp">;</text:span></text:p>
      <text:p text:style-name="Standard"/>
      <text:p text:style-name="Quotations">Gets the type and size of the attribute named <text:span text:style-name="Code">name</text:span> and places it into the corresponding properties of <text:span text:style-name="Code">info</text:span>, which must be already allocated when the call is made. <text:span text:style-name="Code">B_ENTRY_NOT_FOUND</text:span> is returned if the node does not have the specified attribute and <text:span text:style-name="Code">B_FILE ERROR</text:span> is returned if the BNode is uninitialized. <text:span text:style-name="Code">B_OK</text:span> is returned on success. Below is the declaration for the <text:span text:style-name="Code">attr_info</text:span> structure:</text:p>
      <text:p text:style-name="P5"><text:span text:style-name="keyword3_5f_cpp">typedef</text:span> <text:span text:style-name="keyword3_5f_cpp">struct</text:span> attr_info</text:p>
      <text:p text:style-name="P5"><text:span text:style-name="symbol0_5f_cpp">{</text:span></text:p>
      <text:p text:style-name="P5"><text:tab/>uint32<text:tab/>type<text:span text:style-name="symbol4_5f_cpp">;</text:span></text:p>
      <text:p text:style-name="P5"><text:tab/>off_t<text:tab/><text:tab/>size<text:span text:style-name="symbol4_5f_cpp">;</text:span></text:p>
      <text:p text:style-name="P5"><text:span text:style-name="symbol0_5f_cpp">}</text:span> attr_info<text:span text:style-name="symbol4_5f_cpp">;</text:span></text:p>
      <text:p text:style-name="Standard"/>
      <text:p text:style-name="CodeBlock">ssize_t ReadAttr<text:span text:style-name="symbol0_5f_cpp">(</text:span><text:span text:style-name="keyword3_5f_cpp">const</text:span> <text:span text:style-name="keyword3_5f_cpp">char</text:span> <text:span text:style-name="symbol2_5f_cpp">*</text:span>name, type_code type, off_t offset,</text:p>
      <text:p text:style-name="CodeBlock"><text:tab/><text:tab/><text:tab/> <text:s text:c="2"/><text:span text:style-name="keyword3_5f_cpp">void</text:span> <text:span text:style-name="symbol2_5f_cpp">*</text:span>buffer, <text:span text:style-name="keyword3_5f_cpp">size_t</text:span> length<text:span text:style-name="symbol0_5f_cpp">)</text:span><text:span text:style-name="symbol4_5f_cpp">;</text:span></text:p>
      <text:p text:style-name="Standard"/>
      <text:p text:style-name="Quotations"><text:span text:style-name="Code">ReadAttr()</text:span> reads the data from attribute <text:span text:style-name="Code">name</text:span> and copies up to <text:span text:style-name="Code">length</text:span> bytes into <text:span text:style-name="Code">buffer</text:span>. As of this writing, <text:span text:style-name="Code">offset</text:span> is not used. The type parameter can, like BMessage identifier constants, be any 4-byte integer value, but it is normally one of the predefined constants found in TypeConstants.h, such as <text:span text:style-name="Code">B_STRING_TYPE</text:span> or <text:s/><text:span text:style-name="Code">B_INT32_TYPE</text:span>. The number of bytes actually read is returned.</text:p>
      <text:p text:style-name="Standard"><text:span text:style-name="Code">ssize_t WriteAttr</text:span><text:span text:style-name="symbol0_5f_cpp">(</text:span><text:span text:style-name="keyword3_5f_cpp">const</text:span><text:span text:style-name="Code"> </text:span><text:span text:style-name="keyword3_5f_cpp">char</text:span><text:span text:style-name="Code"> </text:span><text:span text:style-name="symbol2_5f_cpp">*</text:span><text:span text:style-name="Code">name, type_code type, off_t offset,</text:span></text:p>
      <text:p text:style-name="Standard"><text:span text:style-name="Code"><text:tab/><text:tab/> <text:s text:c="3"/></text:span><text:span text:style-name="keyword3_5f_cpp">void</text:span><text:span text:style-name="Code"> </text:span><text:span text:style-name="symbol2_5f_cpp">*</text:span><text:span text:style-name="Code">buffer, </text:span><text:span text:style-name="keyword3_5f_cpp">size_t</text:span><text:span text:style-name="Code"> length</text:span><text:span text:style-name="symbol0_5f_cpp">)</text:span><text:span text:style-name="symbol4_5f_cpp">;</text:span></text:p>
      <text:p text:style-name="Standard"/>
      <text:p text:style-name="Quotations">Dealing with <text:span text:style-name="Code">WriteAttr()</text:span> is almost exactly the same as with <text:span text:style-name="Code">ReadAttr()</text:span> except that the attribute is erased and the data in <text:span text:style-name="Code">buffer</text:span> replaces it. <text:span text:style-name="T1">Note:</text:span> <text:span text:style-name="T1">Indexed attributes</text:span><text:span text:style-name="T2">,which are those that can be accessed via a query, </text:span><text:span text:style-name="T1">may be no bigger than 255 bytes</text:span><text:span text:style-name="T2">. They also must be one of the following types:</text:span> string<text:span text:style-name="T2">, </text:span><text:span text:style-name="Code"><text:span text:style-name="T2">int32</text:span></text:span><text:span text:style-name="T2">, </text:span><text:span text:style-name="Code"><text:span text:style-name="T2">uint32</text:span></text:span><text:span text:style-name="T2">, </text:span><text:span text:style-name="Code"><text:span text:style-name="T2">int64</text:span></text:span><text:span text:style-name="T2">, </text:span><text:span text:style-name="Code"><text:span text:style-name="T2">uint64</text:span></text:span><text:span text:style-name="T2">, </text:span><text:span text:style-name="Code"><text:span text:style-name="T2">float</text:span></text:span><text:span text:style-name="T2">, or </text:span><text:span text:style-name="Code"><text:span text:style-name="T2">double</text:span></text:span><text:span text:style-name="T2">.</text:span></text:p>
      <text:p text:style-name="Standard"><text:soft-page-break/><text:span text:style-name="Code">status_t RemoveAttr</text:span><text:span text:style-name="symbol0_5f_cpp">(</text:span><text:span text:style-name="keyword3_5f_cpp">const</text:span><text:span text:style-name="Code"> </text:span><text:span text:style-name="keyword3_5f_cpp">char</text:span><text:span text:style-name="Code"> </text:span><text:span text:style-name="symbol2_5f_cpp">*</text:span><text:span text:style-name="Code">name</text:span><text:span text:style-name="symbol0_5f_cpp">)</text:span><text:span text:style-name="symbol4_5f_cpp">;</text:span></text:p>
      <text:p text:style-name="Standard"/>
      <text:p text:style-name="Quotations">This method deletes the specified attribute and returns <text:span text:style-name="Code">B_OK</text:span> if successful.</text:p>
      <text:p text:style-name="CodeBlock">status_t RenameAttr<text:span text:style-name="symbol0_5f_cpp">(</text:span><text:span text:style-name="keyword3_5f_cpp">const</text:span> <text:span text:style-name="keyword3_5f_cpp">char</text:span> <text:span text:style-name="symbol2_5f_cpp">*</text:span>oldname, <text:span text:style-name="keyword3_5f_cpp">const</text:span> <text:span text:style-name="keyword3_5f_cpp">char</text:span> <text:span text:style-name="symbol2_5f_cpp">*</text:span>newname<text:span text:style-name="symbol0_5f_cpp">)</text:span><text:span text:style-name="symbol4_5f_cpp">;</text:span></text:p>
      <text:p text:style-name="Standard"/>
      <text:p text:style-name="Quotations">This performs more of a move than a rename. Beware that if there is an existing attribute named <text:span text:style-name="Code">newname</text:span>, it will be clobbered.</text:p>
      <text:p text:style-name="CodeBlock"><text:span text:style-name="Code">status_t ReadAttrString</text:span><text:span text:style-name="symbol0_5f_cpp">(</text:span><text:span text:style-name="keyword3_5f_cpp">const</text:span><text:span text:style-name="Code"> </text:span><text:span text:style-name="keyword3_5f_cpp">char</text:span><text:span text:style-name="Code"> </text:span><text:span text:style-name="symbol2_5f_cpp">*</text:span><text:span text:style-name="Code">name, BString </text:span><text:span text:style-name="symbol2_5f_cpp">*</text:span><text:span text:style-name="Code">out</text:span><text:span text:style-name="symbol0_5f_cpp">)</text:span><text:span text:style-name="Code"> </text:span><text:span text:style-name="keyword3_5f_cpp">const</text:span><text:span text:style-name="symbol4_5f_cpp">;</text:span></text:p>
      <text:p text:style-name="CodeBlock"><text:span text:style-name="Code">status_t WriteAttrString</text:span><text:span text:style-name="symbol0_5f_cpp">(</text:span><text:span text:style-name="keyword3_5f_cpp">const</text:span><text:span text:style-name="Code"> </text:span><text:span text:style-name="keyword3_5f_cpp">char</text:span><text:span text:style-name="Code"> </text:span><text:span text:style-name="symbol2_5f_cpp">*</text:span><text:span text:style-name="Code">name, </text:span><text:span text:style-name="keyword3_5f_cpp">const</text:span><text:span text:style-name="Code"> BString </text:span><text:span text:style-name="symbol2_5f_cpp">*</text:span><text:span text:style-name="Code">data</text:span><text:span text:style-name="symbol0_5f_cpp">)</text:span><text:span text:style-name="symbol4_5f_cpp">;</text:span></text:p>
      <text:p text:style-name="Standard"/>
      <text:p text:style-name="Quotations">These undocumented functions are wildly convenient if you work with string attributes. The data in the named string is placed in <text:span text:style-name="Code">out</text:span> in the read version and <text:span text:style-name="Code">data</text:span> is written to disk in the write version.</text:p>
      <text:p text:style-name="Standard">Here is an example of some code which reads an attribute. In this example, we read the E-mail Name attribute.</text:p>
      <text:p text:style-name="Standard"/>
      <text:p text:style-name="CodeBlock"><text:span text:style-name="comment1_5f_cpp">#include &lt;fs_attr.h&gt; </text:span></text:p>
      <text:p text:style-name="CodeBlock"><text:span text:style-name="comment1_5f_cpp">#include &lt;Node.h&gt; </text:span></text:p>
      <text:p text:style-name="CodeBlock"><text:span text:style-name="comment1_5f_cpp">#include &lt;String.h&gt; </text:span></text:p>
      <text:p text:style-name="CodeBlock"/>
      <text:p text:style-name="CodeBlock">BString </text:p>
      <text:p text:style-name="CodeBlock">GetEmailName<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BString out<text:span text:style-name="symbol4_5f_cpp">;</text:span> </text:p>
      <text:p text:style-name="CodeBlock"><text:tab/>BNode node<text:span text:style-name="symbol0_5f_cpp">(</text:span>path<text:span text:style-name="symbol0_5f_cpp">)</text:span><text:span text:style-name="symbol4_5f_cpp">;</text:span> </text:p>
      <text:p text:style-name="CodeBlock"><text:tab/><text:span text:style-name="keyword0_5f_cpp">if</text:span> <text:span text:style-name="symbol0_5f_cpp">(</text:span>node.<text:span text:style-name="member0_5f_cpp">InitCheck</text:span><text:span text:style-name="symbol0_5f_cpp">()</text:span> <text:span text:style-name="symbol3_5f_cpp">!</text:span><text:span text:style-name="symbol1_5f_cpp">=</text:span> B_OK<text:span text:style-name="symbol0_5f_cpp">)</text:span> </text:p>
      <text:p text:style-name="CodeBlock"><text:tab/><text:tab/><text:span text:style-name="keyword0_5f_cpp">return</text:span> out<text:span text:style-name="symbol4_5f_cpp">;</text:span></text:p>
      <text:p text:style-name="CodeBlock"><text:tab/> </text:p>
      <text:p text:style-name="CodeBlock"><text:tab/><text:span text:style-name="comment0_5f_cpp">// This is to make sure that the attribute exists and what </text:span></text:p>
      <text:p text:style-name="CodeBlock"><text:tab/><text:span text:style-name="comment0_5f_cpp">// its size is. </text:span></text:p>
      <text:p text:style-name="CodeBlock"><text:tab/>attr_info attrInfo<text:span text:style-name="symbol4_5f_cpp">;</text:span> </text:p>
      <text:p text:style-name="CodeBlock"><text:tab/><text:span text:style-name="keyword0_5f_cpp">if</text:span> <text:span text:style-name="symbol0_5f_cpp">(</text:span>node.<text:span text:style-name="member0_5f_cpp">GetAttrInfo</text:span><text:span text:style-name="symbol0_5f_cpp">(</text:span><text:span text:style-name="string_5f_cpp">"META:name"</text:span>, <text:span text:style-name="symbol3_5f_cpp">&amp;</text:span>attrInfo<text:span text:style-name="symbol0_5f_cpp">)</text:span> <text:span text:style-name="symbol3_5f_cpp">!</text:span><text:span text:style-name="symbol1_5f_cpp">=</text:span> B_OK<text:span text:style-name="symbol0_5f_cpp">)</text:span> </text:p>
      <text:p text:style-name="CodeBlock"><text:tab/><text:tab/><text:span text:style-name="keyword0_5f_cpp">return</text:span> out<text:span text:style-name="symbol4_5f_cpp">;</text:span> </text:p>
      <text:p text:style-name="CodeBlock"><text:tab/> </text:p>
      <text:p text:style-name="CodeBlock"><text:tab/><text:span text:style-name="comment0_5f_cpp">// BString::LockBuffer() and UnlockBuffer() allow us to have </text:span></text:p>
      <text:p text:style-name="CodeBlock"><text:tab/><text:span text:style-name="comment0_5f_cpp">// direct access to the internal character buffer that the BString </text:span></text:p>
      <text:p text:style-name="CodeBlock"><text:tab/><text:span text:style-name="comment0_5f_cpp">// uses. LockBuffer() takes one parameter which is the maximum </text:span></text:p>
      <text:p text:style-name="CodeBlock"><text:tab/><text:span text:style-name="comment0_5f_cpp">// size that the character buffer needs to be. </text:span></text:p>
      <text:p text:style-name="CodeBlock"><text:tab/><text:span text:style-name="keyword3_5f_cpp">char</text:span> <text:span text:style-name="symbol2_5f_cpp">*</text:span>nameBuffer <text:span text:style-name="symbol1_5f_cpp">=</text:span> out.<text:span text:style-name="member0_5f_cpp">LockBuffer</text:span><text:span text:style-name="symbol0_5f_cpp">(</text:span>attrInfo.<text:span text:style-name="member0_5f_cpp">size</text:span> <text:span text:style-name="symbol2_5f_cpp">+</text:span> <text:span text:style-name="number_5f_cpp">1</text:span><text:span text:style-name="symbol0_5f_cpp">)</text:span><text:span text:style-name="symbol4_5f_cpp">;</text:span> </text:p>
      <text:p text:style-name="CodeBlock"><text:tab/>node.<text:span text:style-name="member0_5f_cpp">ReadAttr</text:span><text:span text:style-name="symbol0_5f_cpp">(</text:span><text:span text:style-name="string_5f_cpp">"META:name"</text:span>, attrInfo.<text:span text:style-name="member0_5f_cpp">type</text:span>, <text:span text:style-name="number_5f_cpp">0</text:span>, nameBuffer, </text:p>
      <text:p text:style-name="CodeBlock"><text:tab/><text:tab/><text:tab/>attrInfo.<text:span text:style-name="member0_5f_cpp">size</text:span><text:span text:style-name="symbol0_5f_cpp">)</text:span><text:span text:style-name="symbol4_5f_cpp">;</text:span> </text:p>
      <text:p text:style-name="CodeBlock"><text:tab/>nameBuffer<text:span text:style-name="symbol0_5f_cpp">[</text:span>attrInfo.<text:span text:style-name="member0_5f_cpp">size</text:span><text:span text:style-name="symbol0_5f_cpp">]</text:span> <text:span text:style-name="symbol1_5f_cpp">=</text:span> <text:span text:style-name="string_5f_cpp">'</text:span><text:span text:style-name="escaped_5f_cpp">\0</text:span><text:span text:style-name="string_5f_cpp">'</text:span><text:span text:style-name="symbol4_5f_cpp">;</text:span> </text:p>
      <text:p text:style-name="CodeBlock"><text:tab/>out.<text:span text:style-name="member0_5f_cpp">UnlockBuffer</text:span><text:span text:style-name="symbol0_5f_cpp">()</text:span><text:span text:style-name="symbol4_5f_cpp">;</text:span> </text:p>
      <text:p text:style-name="CodeBlock"><text:tab/> </text:p>
      <text:p text:style-name="CodeBlock"><text:tab/><text:span text:style-name="keyword0_5f_cpp">return</text:span> out<text:span text:style-name="symbol4_5f_cpp">;</text:span> </text:p>
      <text:p text:style-name="CodeBlock"><text:span text:style-name="symbol0_5f_cpp">}</text:span></text:p>
      <text:p text:style-name="Standard"/>
      <text:p text:style-name="Standard">For arbitrary attributes, this works quite well. However, there are certain attributes which are system standards for which a class was created to simplify our lives and save us poor, helpless developers from having to remember these most common attribute names. This includes icons and file types. This help comes in the form of the BNodeInfo class.</text:p>
      <text:h text:style-name="Heading_20_2" text:outline-level="2"><text:soft-page-break/>BNodeInfo</text:h>
      <text:p text:style-name="Standard"/>
      <text:p text:style-name="CodeBlock">status_t GetAppHint<text:span text:style-name="symbol0_5f_cpp">(</text:span>entry_ref <text:span text:style-name="symbol2_5f_cpp">*</text:span>app_ref<text:span text:style-name="symbol0_5f_cpp">)</text:span><text:span text:style-name="symbol4_5f_cpp">;</text:span></text:p>
      <text:p text:style-name="CodeBlock">status_t SetAppHint<text:span text:style-name="symbol0_5f_cpp">(</text:span><text:span text:style-name="keyword3_5f_cpp">const</text:span> entry_ref app_ref<text:span text:style-name="symbol0_5f_cpp">)</text:span><text:span text:style-name="symbol4_5f_cpp">;</text:span></text:p>
      <text:p text:style-name="Standard"/>
      <text:p text:style-name="Quotations">The app hint for a file suggests to the system which application should be used to open this particular file. <text:span text:style-name="Code">app_ref</text:span> is considered a hint because it may end up pointing to something that isn't an application or some other problem that would prevent it from opening the file. For those curious, this information is stored in the attribute <text:s/>"BEOS:PPATH". These two methods aren't used very often.</text:p>
      <text:p text:style-name="CodeBlock">status_t GetIcon<text:span text:style-name="symbol0_5f_cpp">(</text:span>BBitmap <text:span text:style-name="symbol2_5f_cpp">*</text:span>icon, icon_size size <text:span text:style-name="symbol1_5f_cpp">=</text:span> B_LARGE_ICON<text:span text:style-name="symbol0_5f_cpp">)</text:span><text:span text:style-name="symbol4_5f_cpp">;</text:span></text:p>
      <text:p text:style-name="CodeBlock">status_t SetIcon<text:span text:style-name="symbol0_5f_cpp">(</text:span><text:span text:style-name="keyword3_5f_cpp">const</text:span> BBitmap <text:span text:style-name="symbol2_5f_cpp">*</text:span>icon, icon_size size <text:span text:style-name="symbol1_5f_cpp">=</text:span> B_LARGE_ICON<text:span text:style-name="symbol0_5f_cpp">)</text:span><text:span text:style-name="symbol4_5f_cpp">;</text:span></text:p>
      <text:p text:style-name="CodeBlock"><text:span text:style-name="symbol4_5f_cpp"/></text:p>
      <text:p text:style-name="CodeBlock">status_t GetIcon<text:span text:style-name="symbol0_5f_cpp">(</text:span>uint8 <text:span text:style-name="symbol2_5f_cpp">**</text:span>data, <text:span text:style-name="keyword3_5f_cpp">size_t </text:span><text:span text:style-name="symbol2_5f_cpp">*</text:span>size, type_code <text:span text:style-name="symbol2_5f_cpp">*</text:span>type<text:span text:style-name="symbol0_5f_cpp">)</text:span> <text:span text:style-name="keyword3_5f_cpp">const</text:span><text:span text:style-name="symbol4_5f_cpp">;</text:span> </text:p>
      <text:p text:style-name="CodeBlock">status_t SetIcon<text:span text:style-name="symbol0_5f_cpp">(</text:span><text:span text:style-name="keyword3_5f_cpp">const</text:span> uint8 <text:span text:style-name="symbol2_5f_cpp">*</text:span>data, <text:span text:style-name="keyword3_5f_cpp">size_t</text:span> size<text:span text:style-name="symbol0_5f_cpp">)</text:span><text:span text:style-name="symbol4_5f_cpp">;</text:span> </text:p>
      <text:p text:style-name="CodeBlock"/>
      <text:p text:style-name="CodeBlock"><text:span text:style-name="keyword3_5f_cpp">static</text:span> status_t GetTrackerIcon<text:span text:style-name="symbol0_5f_cpp">(</text:span>entry_ref <text:span text:style-name="symbol2_5f_cpp">*</text:span>ref, BBitmap <text:span text:style-name="symbol2_5f_cpp">*</text:span>icon,</text:p>
      <text:p text:style-name="CodeBlock"><text:tab/><text:tab/><text:tab/><text:tab/><text:tab/>icon_size which <text:span text:style-name="symbol1_5f_cpp">=</text:span> B_LARGE_ICON<text:span text:style-name="symbol0_5f_cpp">)</text:span></text:p>
      <text:p text:style-name="Standard"/>
      <text:p text:style-name="Quotations">The first two of these methods act upon the attribute of the file. "BEOS:M:STD_ICON" holds a 16x16 pixel 256-color icon and "BEOS:L:STD_ICON" is used for a 32x32 pixel, 256-color icon. These are standard attributes for all BeOS operating systems. Haiku introduces another one, "BEOS:ICON", which is used to store the vector icon. Unlike the other two, the data for this icon is stored in the Haiku Vector Icon Format (HVIF) format. The versions of these two calls which do not use the BBitmap class were created to work specifically with the vector icon for a file. <text:span text:style-name="Code">GetTrackerIcon()</text:span> gets the icon for the file which would be shown by Tracker which may not necessarily be the same icon as what would be returned by <text:span text:style-name="Code">GetIcon(),</text:span> which will be better explained in a moment. In most cases, if you want to get the icon for a file, use <text:span text:style-name="Code">GetTrackerIcon()</text:span>.</text:p>
      <text:p text:style-name="Standard"/>
      <text:p text:style-name="CodeBlock">status_t GetPreferredApp<text:span text:style-name="symbol0_5f_cpp">(</text:span><text:span text:style-name="keyword3_5f_cpp">char</text:span> <text:span text:style-name="symbol2_5f_cpp">*</text:span>signature, app_verb <text:span text:style-name="symbol1_5f_cpp">=</text:span> B_OPEN<text:span text:style-name="symbol0_5f_cpp">)</text:span><text:span text:style-name="symbol4_5f_cpp">;</text:span></text:p>
      <text:p text:style-name="CodeBlock">status_t SetPreferredApp<text:span text:style-name="symbol0_5f_cpp">(</text:span><text:span text:style-name="keyword3_5f_cpp">char</text:span> <text:span text:style-name="symbol2_5f_cpp">*</text:span>signature, app_verb <text:span text:style-name="symbol1_5f_cpp">=</text:span> B_OPEN<text:span text:style-name="symbol0_5f_cpp">)</text:span><text:span text:style-name="symbol4_5f_cpp">;</text:span></text:p>
      <text:p text:style-name="Standard"/>
      <text:p text:style-name="Quotations">These two methods deal with the preferred application for a file. This only deals with this specific file and not the file's type in general. The attribute used here is "BEOS:PREF_APP".</text:p>
      <text:p text:style-name="CodeBlock">status_t GetType<text:span text:style-name="symbol0_5f_cpp">(</text:span><text:span text:style-name="keyword3_5f_cpp">char</text:span> <text:span text:style-name="symbol2_5f_cpp">*</text:span>type<text:span text:style-name="symbol0_5f_cpp">)</text:span><text:span text:style-name="symbol4_5f_cpp">;</text:span></text:p>
      <text:p text:style-name="CodeBlock">status_t SetType<text:span text:style-name="symbol0_5f_cpp">(</text:span><text:span text:style-name="keyword3_5f_cpp">const</text:span> <text:span text:style-name="keyword3_5f_cpp">char</text:span> <text:span text:style-name="symbol2_5f_cpp">*</text:span>type<text:span text:style-name="symbol0_5f_cpp">)</text:span><text:span text:style-name="symbol4_5f_cpp">;</text:span></text:p>
      <text:p text:style-name="Standard"/>
      <text:p text:style-name="Quotations">Set and get the file's type. This is always a MIME string. Note that if this attribute doesn't exist, calling the global function <text:span text:style-name="Code">update_mime_info()</text:span> may help. The attribute on which these methods operate is "BEOS:TYPE".</text:p>
      <text:p text:style-name="Standard">Note that sometimes it is not as convenient to use the BNodeInfo class' methods as it is with those of BNode, working directly with the attributes. Why? Because BFile is a child class of BNode, it is often easier to reuse an existing BFile object – especially using the <text:span text:style-name="Code">ReadAttrString()</text:span> and <text:span text:style-name="Code">WriteAttrString()</text:span> methods.</text:p>
      <text:h text:style-name="Heading_20_2" text:outline-level="2"><text:soft-page-break/>Think Locally, Act Globally</text:h>
      <text:p text:style-name="Standard">One of the ways in which Haiku is customizable for more advanced users is the way in which it handles the file attributes we examined a moment ago. The global settings are stored in the system's MIME database and manipulated with the BMimeType class. However, individual files can be customized to override these settings.</text:p>
      <text:p text:style-name="Standard"/>
      <text:p text:style-name="Standard">Let's say for a moment that .xyz files are opened with XYZEdit. This information can be seen and changed in the FileTypes preferences application or programmatically, but there is one file called SpecialFile.xyz which we want to always open with XYZOtherEdit. This can be set using the FileType Tracker add-on, which modifies the "BEOS:PREF_APP" attribute on the individual file. When SpecialFile.xyz is double-clicked, Tracker will open it in XYZOtherEdit. All other .xyz files are opened in the regular editor. If you want to make changes for all .xyz files, then using the BMimeType class is necessary. We'll study that class in detail later on.</text:p>
      <text:h text:style-name="P8" text:outline-level="2">Closing Thoughts</text:h>
      <text:p text:style-name="Standard">The existence of attributes in the BFS filesystem is not unique. Other filesystems, such as XFS and ReiserFS have them, as well. What makes Haiku different is that the major operating systems (Linux, Windows, OS X) do not leverage them extensively, which is sad if you consider the many ways that they can be used. If you poke around in Haiku, you'll find them used for many different tasks and in different ways. Next time we'll look at one powerful operating system feature which centers around them: queries.</text:p>
      <text:h text:style-name="Heading_20_2" text:outline-level="2">Going Further</text:h>
      <text:list xml:id="list1530409630" text:style-name="L1">
        <text:list-item>
          <text:p text:style-name="P6">Using the Terminal commands <text:span text:style-name="Code">listattr</text:span> and <text:span text:style-name="Code">catattr</text:span>, see what attributes are used by these kinds of files: People file, an application, an e-mail, and an MP3.</text:p>
        </text:list-item>
        <text:list-item>
          <text:p text:style-name="P6">If you were going to create a Task file for a to-do list application, the Haiku way of storing all of a task's details would be using attributes. Using the general naming scheme from an e-mail's attributes ("MAIL:subject", etc.) as a guide, what would be the names and types of some of the attributes you would use for a task file's inform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0-26T07:40:03</dc:date>
    <meta:editing-duration>PT96H22M59S</meta:editing-duration>
    <meta:editing-cycles>1401</meta:editing-cycles>
    <meta:generator>OpenOffice.org/3.2$Linux OpenOffice.org_project/320m12$Build-9483</meta:generator>
    <dc:creator>DarkWyrm </dc:creator>
    <meta:document-statistic meta:table-count="0" meta:image-count="1" meta:object-count="0" meta:page-count="5" meta:paragraph-count="85" meta:word-count="1438" meta:character-count="9135"/>
    <meta:user-defined meta:name="Info 1"/>
    <meta:user-defined meta:name="Info 2"/>
    <meta:user-defined meta:name="Info 3"/>
    <meta:user-defined meta:name="Info 4"/>
  </office:meta>
</office:document-meta>
</file>